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center" draw:textarea-vertical-align="middl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stroke="dash" draw:stroke-dash="Fine_20_Dashed" draw:marker-end="Arrow" draw:marker-end-width="0.3cm" draw:textarea-horizontal-align="center" draw:textarea-vertical-align="middle"/>
    </style:style>
    <style:style style:name="gr7" style:family="graphic" style:parent-style-name="standard">
      <style:graphic-properties draw:fill="none" draw:fill-color="#94bd5e" draw:fill-gradient-name="Linear_20_magenta_2f_green" draw:fill-hatch-name="Black_20_0_20_Degrees" draw:textarea-horizontal-align="center" draw:textarea-vertical-align="middle"/>
    </style:style>
    <style:style style:name="gr8" style:family="graphic" style:parent-style-name="standard">
      <style:graphic-properties draw:fill="none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style:paragraph-properties fo:text-align="center"/>
      <style:text-properties fo:font-size="13pt" style:font-size-asian="13pt" style:font-size-complex="13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language="ca" fo:country="ES" style:font-size-asian="12pt" style:font-size-complex="12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id="id1" draw:layer="layout" svg:width="5.08cm" svg:height="1.27cm" svg:x="18.486cm" svg:y="4.81cm">
          <text:p text:style-name="P1"><text:span text:style-name="T1">DicomFileChooser</text:span></text:p>
          <text:p text:style-name="P1"><text:span text:style-name="T1">(thread)</text:span></text:p>
        </draw:rect>
        <draw:rect draw:style-name="gr2" draw:text-style-name="P1" draw:id="id8" draw:layer="layout" svg:width="4.445cm" svg:height="1.905cm" svg:x="11.402cm" svg:y="1.782cm">
          <text:p text:style-name="P1">Gateway</text:p>
        </draw:rect>
        <draw:custom-shape draw:style-name="gr3" draw:text-style-name="P1" draw:id="id4" draw:layer="layout" svg:width="5.08cm" svg:height="5.08cm" svg:x="11.16cm" svg:y="12.43cm">
          <text:p text:style-name="P1">Database</text:p>
          <draw:enhanced-geometry svg:viewBox="0 0 88 21600" draw:glue-points="44 ?f6 44 0 0 10800 44 21600 88 10800" draw:text-areas="0 ?f6 88 ?f3" draw:type="can" draw:modifiers="5602.991537099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rect draw:style-name="gr1" draw:text-style-name="P1" draw:id="id2" draw:layer="layout" svg:width="4.445cm" svg:height="1.27cm" svg:x="18.78cm" svg:y="7.985cm">
          <text:p text:style-name="P1"><text:span text:style-name="T2">CStoreSCP</text:span></text:p>
        </draw:rect>
        <draw:rect draw:style-name="gr1" draw:text-style-name="P1" draw:id="id7" draw:layer="layout" svg:width="5.08cm" svg:height="1.905cm" svg:x="2.905cm" svg:y="7.35cm">
          <text:p text:style-name="P1"><text:span text:style-name="T1">UploadHandler</text:span></text:p>
        </draw:rect>
        <draw:rect draw:style-name="gr1" draw:text-style-name="P1" draw:id="id3" draw:layer="layout" svg:width="3.81cm" svg:height="1.27cm" svg:x="18.78cm" svg:y="11.16cm">
          <text:p text:style-name="P1"><text:span text:style-name="T1">ImportHandler</text:span></text:p>
        </draw:rect>
        <draw:connector draw:style-name="gr4" draw:text-style-name="P1" draw:layer="layout" draw:type="curve" svg:x1="21.026cm" svg:y1="6.08cm" svg:x2="21.002cm" svg:y2="7.985cm" draw:start-shape="id1" draw:start-glue-point="2" draw:end-shape="id2" draw:end-glue-point="0" svg:d="m21026 6080c0 1429-24 477-24 1905">
          <text:p/>
        </draw:connector>
        <draw:connector draw:style-name="gr5" draw:text-style-name="P2" draw:layer="layout" draw:type="curve" svg:x1="21.002cm" svg:y1="9.255cm" svg:x2="20.685cm" svg:y2="11.16cm" draw:start-shape="id2" draw:start-glue-point="2" draw:end-shape="id3" draw:end-glue-point="0" svg:d="m21002 9255c0 1429-317 477-317 1905">
          <text:p text:style-name="P1"><text:span text:style-name="T3">Notifies for each file</text:span></text:p>
        </draw:connector>
        <draw:connector draw:style-name="gr5" draw:text-style-name="P2" draw:layer="layout" draw:type="curve" svg:x1="20.685cm" svg:y1="12.43cm" svg:x2="16.24cm" svg:y2="14.97cm" draw:start-shape="id3" draw:start-glue-point="2" draw:end-shape="id4" svg:d="m20685 12430c0 1694-1481 2540-4445 2540">
          <text:p text:style-name="P1"><text:span text:style-name="T3">Adds DicomTransaction,</text:span></text:p>
          <text:p text:style-name="P1"><text:span text:style-name="T3"><text:s/></text:span><text:span text:style-name="T3">marks complete when </text:span></text:p>
          <text:p text:style-name="P1"><text:span text:style-name="T3">all files imported</text:span></text:p>
        </draw:connector>
        <draw:rect draw:style-name="gr1" draw:text-style-name="P2" draw:id="id6" draw:layer="layout" svg:width="5.08cm" svg:height="1.905cm" svg:x="1cm" svg:y="14.335cm">
          <text:p text:style-name="P2"><text:span text:style-name="T3">StudyCompletionMonitor</text:span></text:p>
          <text:p text:style-name="P2"><text:span text:style-name="T3">(thread)</text:span></text:p>
        </draw:rect>
        <draw:rect draw:style-name="gr1" draw:text-style-name="P1" draw:id="id5" draw:layer="layout" svg:width="5.715cm" svg:height="1.905cm" svg:x="10.866cm" svg:y="7.35cm">
          <text:p text:style-name="P1"><text:span text:style-name="T1">UploadCompletedStudy</text:span></text:p>
          <text:p text:style-name="P1"><text:span text:style-name="T1">(thread)</text:span></text:p>
        </draw:rect>
        <draw:connector draw:style-name="gr5" draw:text-style-name="P2" draw:layer="layout" draw:type="curve" svg:x1="13.723cm" svg:y1="9.255cm" svg:x2="13.699cm" svg:y2="12.43cm" draw:start-shape="id5" draw:start-glue-point="2" draw:end-shape="id4" draw:end-glue-point="5" svg:d="m13723 9255c0 2382-24 795-24 3175">
          <text:p text:style-name="P1"><text:span text:style-name="T3">Polls for transactions </text:span></text:p>
          <text:p text:style-name="P1"><text:span text:style-name="T3">in queued state</text:span></text:p>
        </draw:connector>
        <draw:connector draw:style-name="gr5" draw:text-style-name="P2" draw:layer="layout" draw:type="curve" draw:line-skew="0.159cm" svg:x1="6.08cm" svg:y1="15.287cm" svg:x2="11.16cm" svg:y2="14.97cm" draw:start-shape="id6" draw:start-glue-point="1" draw:end-shape="id4" svg:d="m6080 15287c4048 0 1509-317 5080-317">
          <text:p text:style-name="P1"><text:span text:style-name="T3">Polls for new </text:span></text:p>
          <text:p text:style-name="P1"><text:span text:style-name="T3">and complete </text:span></text:p>
          <text:p text:style-name="P1"><text:span text:style-name="T3">DicomTransactions</text:span></text:p>
        </draw:connector>
        <draw:connector draw:style-name="gr5" draw:text-style-name="P2" draw:layer="layout" draw:type="curve" svg:x1="3.54cm" svg:y1="14.335cm" svg:x2="2.905cm" svg:y2="8.302cm" draw:start-shape="id6" draw:start-glue-point="0" draw:end-shape="id7" draw:end-glue-point="3" svg:d="m3540 14335c0-3810-568-3175-914-3730s-471-2303 279-2303">
          <text:p text:style-name="P1"><text:span text:style-name="T3">Notifies – </text:span></text:p>
          <text:p text:style-name="P1"><text:span text:style-name="T3">studyComplete, newTransaction</text:span></text:p>
        </draw:connector>
        <draw:connector draw:style-name="gr6" draw:text-style-name="P3" draw:layer="layout" draw:type="curve" svg:x1="13.723cm" svg:y1="7.35cm" svg:x2="13.624cm" svg:y2="3.687cm" draw:start-shape="id5" draw:start-glue-point="0" draw:end-shape="id8" svg:d="m13723 7350c0-2746-99-915-99-3663">
          <text:p text:style-name="P1"><text:span text:style-name="T1">Uploads via CXP</text:span></text:p>
        </draw:connector>
        <draw:rect draw:style-name="gr7" draw:text-style-name="P4" draw:id="id9" draw:layer="layout" svg:width="3.175cm" svg:height="1.905cm" svg:x="3.89cm" svg:y="3.54cm">
          <text:p text:style-name="P1"><text:span text:style-name="T4">Voucher</text:span></text:p>
        </draw:rect>
        <draw:connector draw:style-name="gr4" draw:text-style-name="P1" draw:layer="layout" draw:type="curve" svg:x1="5.445cm" svg:y1="7.35cm" svg:x2="5.477cm" svg:y2="5.445cm" draw:start-shape="id7" draw:start-glue-point="0" draw:end-shape="id9" draw:end-glue-point="2" svg:d="m5445 7350c0-1428 32-476 32-1905">
          <text:p/>
        </draw:connector>
        <draw:connector draw:style-name="gr6" draw:text-style-name="P2" draw:layer="layout" draw:type="curve" svg:x1="7.065cm" svg:y1="4.492cm" svg:x2="11.402cm" svg:y2="2.734cm" draw:start-shape="id9" draw:start-glue-point="1" draw:end-shape="id8" draw:end-glue-point="3" svg:d="m7065 4492c3253 0 1085-1758 4337-1758">
          <text:p text:style-name="P1"><text:span text:style-name="T3">Creates voucher</text:span></text:p>
        </draw:connector>
        <draw:custom-shape draw:style-name="gr8" draw:text-style-name="P1" draw:id="id10" draw:layer="layout" svg:width="1.905cm" svg:height="1.905cm" svg:x="21.416cm" svg:y="0.853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onnector draw:style-name="gr5" draw:text-style-name="P2" draw:layer="layout" draw:type="curve" svg:x1="22.368cm" svg:y1="2.758cm" svg:x2="21.026cm" svg:y2="4.81cm" draw:start-shape="id10" draw:start-glue-point="8" draw:end-shape="id1" draw:end-glue-point="0" svg:d="m22368 2758c0 1539-1342 513-1342 2052">
          <text:p text:style-name="P1"><text:span text:style-name="T3">User selects folder</text:span></text:p>
        </draw:connector>
        <draw:connector draw:style-name="gr5" draw:text-style-name="P2" draw:layer="layout" draw:type="curve" svg:x1="5.445cm" svg:y1="9.255cm" svg:x2="13.699cm" svg:y2="12.43cm" draw:start-shape="id7" draw:start-glue-point="2" draw:end-shape="id4" draw:end-glue-point="5" svg:d="m5445 9255c0 2382 8254 795 8254 3175">
          <text:p text:style-name="P1"><text:span text:style-name="T3">Creates CxpTransaction</text:span></text:p>
          <text:p text:style-name="P1"><text:span text:style-name="T3">When study is complete,</text:span></text:p>
          <text:p text:style-name="P1"><text:span text:style-name="T3">Sets to 'queued' state</text:span></text:p>
        </draw:connector>
        <draw:connector draw:style-name="gr4" draw:text-style-name="P1" draw:layer="layout" draw:type="curve" svg:x1="21.026cm" svg:y1="6.08cm" svg:x2="21.002cm" svg:y2="7.985cm" svg:d="m21026 6080c0 1429-24 477-24 1905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Linear_20_magenta_2f_green" draw:display-name="Linear magenta/green" draw:style="linear" draw:start-color="#6b0094" draw:end-color="#00ff00" draw:start-intensity="100%" draw:end-intensity="100%" draw:angle="150" draw:border="25%"/>
    <draw:hatch draw:name="Black_20_0_20_Degrees" draw:display-name="Black 0 Degrees" draw:style="single" draw:color="#000000" draw:distance="0.102cm" draw:rotation="0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1.016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2-03T17:47:59.11</meta:creation-date>
    <dc:date>2009-02-03T18:47:36.77</dc:date>
    <meta:editing-duration>PT00H39M13S</meta:editing-duration>
    <meta:editing-cycles>4</meta:editing-cycles>
    <meta:generator>OpenOffice.org/3.0$Win32 OpenOffice.org_project/300m9$Build-9358</meta:generator>
    <meta:document-statistic meta:object-count="22"/>
    <meta:user-defined meta:name="Info 1"/>
    <meta:user-defined meta:name="Info 2"/>
    <meta:user-defined meta:name="Info 3"/>
    <meta:user-defined meta:name="Info 4"/>
  </office:meta>
</office:document-meta>
</file>